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37"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38"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39"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40"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41"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42"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43"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44"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45"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46"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47"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48"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49"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50"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51"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52"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53"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54"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55"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56"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57"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58"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59"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60"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61"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62"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63"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64"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65"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66"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67"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68"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69"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70"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71"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72"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73"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74"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75"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76"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77"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78"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79"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80"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81"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82"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83"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84"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85"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86"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87"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88"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89"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90"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91"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92"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93"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94"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95"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96"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97"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98"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99"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00"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01"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02"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03"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04"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05"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06"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07"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08"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09"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10"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11"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12"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13"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14"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15"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16"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17"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18"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19"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20"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21"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22"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23"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24"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25"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26"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27"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28"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29"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130"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131"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32"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33"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34"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1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137"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138"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officeooo:rsid="008f721d"/>
    </style:style>
    <style:style style:name="T61" style:family="text">
      <style:text-properties officeooo:rsid="0091b167"/>
    </style:style>
    <style:style style:name="T62" style:family="text">
      <style:text-properties officeooo:rsid="00933d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24">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28">Status: <text:span text:style-name="T6">status and hours in other tickets</text:span></text:p>
      <text:p text:style-name="P36"/>
      <text:p text:style-name="P54">============</text:p>
      <text:p text:style-name="P54"/>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87">Status: <text:span text:style-name="T24">Fixed</text:span></text:p>
      <text:p text:style-name="P36"/>
      <text:p text:style-name="P55">============</text:p>
      <text:p text:style-name="P55"/>
      <text:p text:style-name="P79"><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79"/>
      <text:p text:style-name="P9">Type CR</text:p>
      <text:p text:style-name="P9"/>
      <text:p text:style-name="P87">Status: <text:span text:style-name="T6">Done (</text:span><text:span text:style-name="T38">2</text:span><text:span text:style-name="T39">5</text:span><text:span text:style-name="T6">hrs)</text:span></text:p>
      <text:p text:style-name="P120"><text:bookmark-end text:name="__DdeLink__3758_4263677272"/></text:p>
      <text:p text:style-name="P37"/>
      <text:p text:style-name="P37"/>
      <text:p text:style-name="P56">============</text:p>
      <text:p text:style-name="P56"/>
      <text:p text:style-name="P80"><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80"/>
      <text:p text:style-name="P10">Type CR</text:p>
      <text:p text:style-name="P10"/>
      <text:p text:style-name="P87">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38"/>
      <text:p text:style-name="P38"/>
      <text:p text:style-name="P38"/>
      <text:p text:style-name="P38"/>
      <text:p text:style-name="P38"/>
      <text:p text:style-name="P38"><text:soft-page-break/></text:p>
      <text:p text:style-name="P38"/>
      <text:p text:style-name="P38"/>
      <text:p text:style-name="P57">============</text:p>
      <text:p text:style-name="P57"/>
      <text:p text:style-name="P81"><text:bookmark-start text:name="__DdeLink__3751_4263677272"/><text:span text:style-name="T2">5</text:span>) <text:bookmark-start text:name="__DdeLink__3745_4263677272"/>https://app.asana.com/0/1209395762772163/1209395762772205<text:bookmark-end text:name="__DdeLink__3745_4263677272"/></text:p>
      <text:p text:style-name="P81"/>
      <text:p text:style-name="P11">Type CR</text:p>
      <text:p text:style-name="P11"/>
      <text:p text:style-name="P88"><text:bookmark-start text:name="__DdeLink__3690_4263677272"/>Status: <text:span text:style-name="T6">Done (</text:span><text:span text:style-name="T36">5hrs</text:span><text:span text:style-name="T6">)</text:span></text:p>
      <text:p text:style-name="P51"><text:bookmark-end text:name="__DdeLink__3751_4263677272"/><text:bookmark-end text:name="__DdeLink__3690_4263677272"/></text:p>
      <text:p text:style-name="P57">============</text:p>
      <text:p text:style-name="P57"/>
      <text:p text:style-name="P81"><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81"/>
      <text:p text:style-name="P11">Type CR</text:p>
      <text:p text:style-name="P11"/>
      <text:p text:style-name="P104">S<text:bookmark-end text:name="__DdeLink__3743_4263677272"/>tatus: <text:span text:style-name="T6">Done (</text:span><text:span text:style-name="T40">5</text:span><text:span text:style-name="T6">hrs)</text:span></text:p>
      <text:p text:style-name="P104"/>
      <text:p text:style-name="P121"/>
      <text:p text:style-name="P39"/>
      <text:p text:style-name="P58">============</text:p>
      <text:p text:style-name="P58"/>
      <text:p text:style-name="P82"><text:span text:style-name="T3">7</text:span>) <text:bookmark-start text:name="__DdeLink__1111_2292776962"/>https://app.asana.com/0/1209395762772163/1209395762772213<text:bookmark-end text:name="__DdeLink__1111_2292776962"/></text:p>
      <text:p text:style-name="P82"/>
      <text:p text:style-name="P12">Type CR</text:p>
      <text:p text:style-name="P12"/>
      <text:p text:style-name="P89">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40"/>
      <text:p text:style-name="P40"/>
      <text:p text:style-name="P40"/>
      <text:p text:style-name="P58">============</text:p>
      <text:p text:style-name="P58"/>
      <text:p text:style-name="P82"><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82"/>
      <text:p text:style-name="P12">Type CR</text:p>
      <text:p text:style-name="P12"/>
      <text:p text:style-name="P89">Status: <text:span text:style-name="T6">Done (</text:span><text:span text:style-name="T37">5</text:span><text:span text:style-name="T6">hrs)</text:span><text:bookmark-end text:name="__DdeLink__3738_4263677272"/></text:p>
      <text:p text:style-name="P40"/>
      <text:p text:style-name="P58">============</text:p>
      <text:p text:style-name="P58"/>
      <text:p text:style-name="P82"><text:span text:style-name="T3">9</text:span>) <text:bookmark-start text:name="__DdeLink__3729_4263677272"/>https://app.asana.com/0/1209395762772163/1209395762772225<text:bookmark-end text:name="__DdeLink__3729_4263677272"/></text:p>
      <text:p text:style-name="P82"/>
      <text:p text:style-name="P12">Type <text:span text:style-name="T9">BUG</text:span></text:p>
      <text:p text:style-name="P12"><text:soft-page-break/></text:p>
      <text:p text:style-name="P90">Status: <text:span text:style-name="T31">Fixed</text:span><text:span text:style-name="T6"> </text:span></text:p>
      <text:p text:style-name="P50"/>
      <text:p text:style-name="P40"/>
      <text:p text:style-name="P59">============</text:p>
      <text:p text:style-name="P59"/>
      <text:p text:style-name="P83"><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83"/>
      <text:p text:style-name="P13">Type CR</text:p>
      <text:p text:style-name="P13"/>
      <text:p text:style-name="P105">Status: <text:span text:style-name="T6">Done (</text:span><text:span text:style-name="T44">5</text:span><text:span text:style-name="T6">hrs)</text:span></text:p>
      <text:p text:style-name="P52"/>
      <text:p text:style-name="P60">============</text:p>
      <text:p text:style-name="P60"/>
      <text:p text:style-name="P84"><text:span text:style-name="T4">1</text:span><text:span text:style-name="T5">1</text:span>) <text:bookmark-start text:name="__DdeLink__3723_4263677272"/>https://app.asana.com/0/1209395762772163/1209407834935068<text:bookmark-end text:name="__DdeLink__3723_4263677272"/></text:p>
      <text:p text:style-name="P84"/>
      <text:p text:style-name="P14">Type <text:span text:style-name="T10">BUG</text:span></text:p>
      <text:p text:style-name="P14"/>
      <text:p text:style-name="P130">==&gt;</text:p>
      <text:p text:style-name="P130">Logo are displayed from Team storage records</text:p>
      <text:p text:style-name="P130">Please check the image for logo add and updated section</text:p>
      <text:p text:style-name="P41"/>
      <text:p text:style-name="P60">============</text:p>
      <text:p text:style-name="P60"/>
      <text:p text:style-name="P84"><text:span text:style-name="T4">1</text:span><text:span text:style-name="T5">2</text:span>) <text:bookmark-start text:name="__DdeLink__3721_4263677272"/>https://app.asana.com/0/1209395762772163/1209407834935082<text:bookmark-end text:name="__DdeLink__3721_4263677272"/></text:p>
      <text:p text:style-name="P84"/>
      <text:p text:style-name="P14">Type <text:span text:style-name="T11">Bug</text:span></text:p>
      <text:p text:style-name="P14"/>
      <text:p text:style-name="P129"><text:bookmark-start text:name="__DdeLink__3765_4263677272"/>==&gt;</text:p>
      <text:p text:style-name="P129">Logo are displayed from Team storage records</text:p>
      <text:p text:style-name="P129">Please check the image for logo add and updated section<text:bookmark-end text:name="__DdeLink__3765_4263677272"/></text:p>
      <text:p text:style-name="P41"/>
      <text:p text:style-name="P60">============</text:p>
      <text:p text:style-name="P60"/>
      <text:p text:style-name="P60"/>
      <text:p text:style-name="P60"/>
      <text:p text:style-name="P60"/>
      <text:p text:style-name="P60"/>
      <text:p text:style-name="P60"/>
      <text:p text:style-name="P84"><text:span text:style-name="T4">1</text:span><text:span text:style-name="T5">3</text:span>) <text:bookmark-start text:name="__DdeLink__3719_4263677272"/>https://app.asana.com/0/1209395762772163/1209407836851335<text:bookmark-end text:name="__DdeLink__3719_4263677272"/></text:p>
      <text:p text:style-name="P84"/>
      <text:p text:style-name="P14">Type CR</text:p>
      <text:p text:style-name="P14"/>
      <text:p text:style-name="P103">Status: <text:span text:style-name="T34">Done [</text:span><text:span text:style-name="T35">30min</text:span><text:span text:style-name="T34">]</text:span></text:p>
      <text:p text:style-name="P41"/>
      <text:p text:style-name="P60"><text:soft-page-break/>============</text:p>
      <text:p text:style-name="P60"/>
      <text:p text:style-name="P84"><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84"/>
      <text:p text:style-name="P14">Type CR</text:p>
      <text:p text:style-name="P14"/>
      <text:p text:style-name="P102"><text:bookmark-start text:name="__DdeLink__1097_2292776962"/>Status: <text:span text:style-name="T34">Done [</text:span><text:span text:style-name="T35">30min</text:span><text:span text:style-name="T34">]</text:span><text:bookmark-end text:name="__DdeLink__1097_2292776962"/></text:p>
      <text:p text:style-name="P41"/>
      <text:p text:style-name="P41"/>
      <text:p text:style-name="P41"/>
      <text:p text:style-name="P41"/>
      <text:p text:style-name="P41"/>
      <text:p text:style-name="P60">============</text:p>
      <text:p text:style-name="P60"/>
      <text:p text:style-name="P84"><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09">Status: <text:span text:style-name="T50">Done[</text:span><text:span text:style-name="T51">small change</text:span><text:span text:style-name="T50">]</text:span></text:p>
      <text:p text:style-name="P109"/>
      <text:p text:style-name="P41"/>
      <text:p text:style-name="P41"/>
      <text:p text:style-name="P60">============</text:p>
      <text:p text:style-name="P60"/>
      <text:p text:style-name="P84"><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08"><text:bookmark-start text:name="__DdeLink__1094_2292776962 Copy 1"/>Status: <text:span text:style-name="T34">Done [</text:span><text:span text:style-name="T49">4</text:span><text:span text:style-name="T34">hr]</text:span><text:bookmark-end text:name="__DdeLink__1094_2292776962 Copy 1"/></text:p>
      <text:p text:style-name="P41"/>
      <text:p text:style-name="P60">============</text:p>
      <text:p text:style-name="P60"/>
      <text:p text:style-name="P84"><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01"><text:bookmark-start text:name="__DdeLink__1094_2292776962"/>Status: <text:span text:style-name="T34">Done [1hr]</text:span><text:bookmark-end text:name="__DdeLink__1094_2292776962"/></text:p>
      <text:p text:style-name="P42"/>
      <text:p text:style-name="P42"/>
      <text:p text:style-name="P42"/>
      <text:p text:style-name="P42"/>
      <text:p text:style-name="P42"/>
      <text:p text:style-name="P42"/>
      <text:p text:style-name="P127"/>
      <text:p text:style-name="P127"/>
      <text:p text:style-name="P127">Tablet</text:p>
      <text:p text:style-name="P6"/>
      <text:p text:style-name="P21"><text:soft-page-break/>1) https://app.asana.com/0/1209395762772163/1209421305688377</text:p>
      <text:p text:style-name="P21"/>
      <text:p text:style-name="P21"/>
      <text:p text:style-name="P21">Type CR</text:p>
      <text:p text:style-name="P21"/>
      <text:p text:style-name="P106">Status: <text:span text:style-name="T42">Done(1hr)</text:span></text:p>
      <text:p text:style-name="P42"/>
      <text:p text:style-name="P42"/>
      <text:p text:style-name="P126"><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91">Status: <text:span text:style-name="T12">Just Layout no work</text:span></text:p>
      <text:p text:style-name="P43"/>
      <text:p text:style-name="P61">============<text:bookmark-end text:name="__DdeLink__3687_4263677272"/></text:p>
      <text:p text:style-name="P61"/>
      <text:p text:style-name="P16"><text:span text:style-name="T16">2</text:span>) https://app.asana.com/0/1209395762772163/1209407836851364</text:p>
      <text:p text:style-name="P16"/>
      <text:p text:style-name="P16">Type CR</text:p>
      <text:p text:style-name="P16"/>
      <text:p text:style-name="P92">Status: <text:span text:style-name="T13">Done </text:span><text:span text:style-name="T14">[</text:span><text:span text:style-name="T15">15min</text:span><text:span text:style-name="T14">]</text:span></text:p>
      <text:p text:style-name="P44"/>
      <text:p text:style-name="P62">============</text:p>
      <text:p text:style-name="P62"/>
      <text:p text:style-name="P62"/>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07">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14">)</text:p>
      <text:p text:style-name="P45"/>
      <text:p text:style-name="P63">============</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132"><text:soft-page-break/>Status: <text:span text:style-name="T18">We have not found any issue like this, we have test in ios and android the slider can be swiped by touching.</text:span></text:p>
      <text:p text:style-name="P46"/>
      <text:p text:style-name="P64">============</text:p>
      <text:p text:style-name="P64"/>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133">Status: <text:span text:style-name="T19">We have made this small because in some places there is four items, now we have increased the font and padding, but what will be if more than three, </text:span><text:span text:style-name="T21">or if big text</text:span></text:p>
      <text:p text:style-name="P47"/>
      <text:p text:style-name="P65">============</text:p>
      <text:p text:style-name="P65"/>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93">Status: <text:span text:style-name="T22">Fixed</text:span></text:p>
      <text:p text:style-name="P48"/>
      <text:p text:style-name="P66">============</text:p>
      <text:p text:style-name="P66"/>
      <text:p text:style-name="P66"/>
      <text:p text:style-name="P66"/>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25">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94">Status: <text:span text:style-name="T6">Done (</text:span><text:span text:style-name="T46">5hrs</text:span><text:span text:style-name="T6">)</text:span></text:p>
      <text:p text:style-name="P122"/>
      <text:p text:style-name="P49"/>
      <text:p text:style-name="P67">============<text:bookmark-end text:name="__DdeLink__3693_4263677272"/></text:p>
      <text:p text:style-name="P67"/>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95">Status: <text:span text:style-name="T6">Done (</text:span><text:span text:style-name="T47">3</text:span><text:span text:style-name="T23">hrs</text:span><text:span text:style-name="T6">)</text:span></text:p>
      <text:p text:style-name="P53"/>
      <text:p text:style-name="P68">============<text:bookmark-end text:name="__DdeLink__3768_4263677272"/></text:p>
      <text:p text:style-name="P68"/>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96">Status: <text:span text:style-name="T27">Done [30min]</text:span></text:p>
      <text:p text:style-name="P96"/>
      <text:p text:style-name="P69">============<text:bookmark-end text:name="__DdeLink__3774_4263677272"/></text:p>
      <text:p text:style-name="P69"/>
      <text:p text:style-name="P69"/>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97">Status: <text:span text:style-name="T27">Done [</text:span><text:span text:style-name="T41">1hr</text:span><text:span text:style-name="T27">]</text:span></text:p>
      <text:p text:style-name="P117"/>
      <text:p text:style-name="P117"/>
      <text:p text:style-name="P70">============<text:bookmark-end text:name="__DdeLink__3779_4263677272"/></text:p>
      <text:p text:style-name="P70"/>
      <text:p text:style-name="P70"/>
      <text:p text:style-name="P70"/>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98">Status: <text:span text:style-name="T27">Done [</text:span><text:span text:style-name="T45">1hr</text:span><text:span text:style-name="T27">]</text:span></text:p>
      <text:p text:style-name="P118"/>
      <text:p text:style-name="P71">============<text:bookmark-end text:name="__DdeLink__3781_4263677272"/></text:p>
      <text:p text:style-name="P71"/>
      <text:p text:style-name="P71"/>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99">Status: <text:span text:style-name="T27">Done [30min]</text:span></text:p>
      <text:p text:style-name="P72">============<text:bookmark-end text:name="__DdeLink__3786_4263677272"/></text:p>
      <text:p text:style-name="P72"/>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00">Status: <text:span text:style-name="T27">Done [</text:span><text:span text:style-name="T48">6.3</text:span><text:span text:style-name="T32">hrs</text:span><text:span text:style-name="T27">]</text:span></text:p>
      <text:p text:style-name="P119"/>
      <text:p text:style-name="P73">============<text:bookmark-end text:name="__DdeLink__3790_4263677272"/></text:p>
      <text:p text:style-name="P73"/>
      <text:p text:style-name="P30"><text:span text:style-name="T33">8</text:span><text:span text:style-name="T29">) https://app.asana.com/0/1209395762772163/1209407836851362</text:span></text:p>
      <text:p text:style-name="P30"/>
      <text:p text:style-name="P30">Type CR</text:p>
      <text:p text:style-name="P30"/>
      <text:p text:style-name="P131">Status: <text:span text:style-name="T33">Pending Sample not given yet</text:span></text:p>
      <text:p text:style-name="P74">============</text:p>
      <text:p text:style-name="P69"/>
      <text:p text:style-name="P69"/>
      <text:p text:style-name="P69"/>
      <text:p text:style-name="P69"/>
      <text:p text:style-name="P67"/>
      <text:p text:style-name="P67"/>
      <text:p text:style-name="P67"/>
      <text:p text:style-name="P67"/>
      <text:p text:style-name="P65"/>
      <text:p text:style-name="P65"/>
      <text:p text:style-name="P65"/>
      <text:p text:style-name="P64"/>
      <text:p text:style-name="P64"/>
      <text:p text:style-name="P64"/>
      <text:p text:style-name="P134"><text:soft-page-break/></text:p>
      <text:p text:style-name="P134"/>
      <text:p text:style-name="P31"><text:span text:style-name="T52">1</text:span><text:span text:style-name="T29">) https://app.asana.com/0/1209395762772163/1209395762772201</text:span></text:p>
      <text:p text:style-name="P31"/>
      <text:p text:style-name="P31">Type CR</text:p>
      <text:p text:style-name="P31"/>
      <text:p text:style-name="P110">Status: <text:span text:style-name="T27">Done [</text:span><text:span text:style-name="T53">4</text:span><text:span text:style-name="T32">hrs</text:span><text:span text:style-name="T27">]</text:span></text:p>
      <text:p text:style-name="P75">============</text:p>
      <text:p text:style-name="P75"/>
      <text:p text:style-name="P32"><text:span text:style-name="T54">2</text:span><text:span text:style-name="T29">) https://app.asana.com/0/1209395762772163/1209781290985537</text:span></text:p>
      <text:p text:style-name="P32"/>
      <text:p text:style-name="P32">Type CR</text:p>
      <text:p text:style-name="P32"/>
      <text:p text:style-name="P113">Status: <text:span text:style-name="T27">Done [</text:span><text:span text:style-name="T56">3</text:span><text:span text:style-name="T32">hrs</text:span><text:span text:style-name="T27">]</text:span></text:p>
      <text:p text:style-name="P123"/>
      <text:p text:style-name="P76">============</text:p>
      <text:p text:style-name="P76"/>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12">Status: issue is fix</text:p>
      <text:p text:style-name="P112"/>
      <text:p text:style-name="P112">server unable to render f:image <text:s/>fal tag</text:p>
      <text:p text:style-name="P112">so we have removed that with image tag</text:p>
      <text:p text:style-name="P112"/>
      <text:p text:style-name="P116">we have made this changes everywhere as this error might be occurred any time if any page have large amount of content which is containing large amount of images as well. fix page and updated player model and codes.</text:p>
      <text:p text:style-name="P112"/>
      <text:p text:style-name="P115">time: <text:span text:style-name="T61">4</text:span>hr<text:span text:style-name="T61">s</text:span></text:p>
      <text:p text:style-name="P76"/>
      <text:p text:style-name="P77">============</text:p>
      <text:p text:style-name="P76"/>
      <text:p text:style-name="P85">4) <text:a xlink:type="simple" xlink:href="https://app.asana.com/0/1209395762772163/1209781290985548" text:style-name="Internet_20_link" text:visited-style-name="Visited_20_Internet_20_Link">https://app.asana.com/0/1209395762772163/1209781290985548</text:a></text:p>
      <text:p text:style-name="P85"/>
      <text:p text:style-name="P33">Type CR</text:p>
      <text:p text:style-name="P33"/>
      <text:p text:style-name="P111">Status: <text:span text:style-name="T27">Done [</text:span><text:span text:style-name="T55">30min</text:span><text:span text:style-name="T27">]</text:span></text:p>
      <text:p text:style-name="P78">============</text:p>
      <text:p text:style-name="P78"/>
      <text:p text:style-name="P86"><text:span text:style-name="T60">5</text:span>) https://app.asana.com/0/1209395762772163/1209797966516554</text:p>
      <text:p text:style-name="P86"/>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35"><text:span text:style-name="T58"/></text:p>
      <text:p text:style-name="P137"><text:span text:style-name="T58">N</text:span><text:span text:style-name="T57">ew APRIL 2025 points hours not given yet</text:span></text:p>
      <text:p text:style-name="P137"/>
      <text:p text:style-name="P138"><text:span text:style-name="T62">1</text:span>) https://app.asana.com/0/1209395762772163/1209869547521136</text:p>
      <text:p text:style-name="P138"/>
      <text:p text:style-name="P136">Type CR</text:p>
      <text:p text:style-name="P136"><text:span text:style-name="T57">Status: </text:span><text:span text:style-name="T58">Done [</text:span><text:span text:style-name="T59">30min</text:span><text:span text:style-name="T5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02T18:28:50.879218459</dc:date>
    <meta:editing-duration>P2DT8H57M13S</meta:editing-duration>
    <meta:editing-cycles>117</meta:editing-cycles>
    <meta:document-statistic meta:table-count="0" meta:image-count="0" meta:object-count="0" meta:page-count="10" meta:paragraph-count="164" meta:word-count="462" meta:character-count="4855" meta:non-whitespace-character-count="4555"/>
  </office:meta>
</office:document-meta>
</file>